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dash" draw:stroke-dash="Fine_20_Dashed_20__28_var_29_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custom-shape draw:style-name="gr1" draw:text-style-name="P2" draw:layer="layout" svg:width="8.796cm" svg:height="1.871cm" svg:x="4.055cm" svg:y="13.326cm">
            <text:p text:style-name="P1">TransformationRulesGenerator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4.507cm" svg:height="2.579cm" svg:x="1.201cm" svg:y="16.332cm">
            <text:p text:style-name="P1">transformers</text:p>
            <text:p text:style-name="P1">definitions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2" draw:text-style-name="P1" draw:layer="layout" svg:width="4.127cm" svg:height="2.58cm" svg:x="6.36cm" svg:y="16.23cm">
            <text:p text:style-name="P1">preprocessing</text:p>
            <text:p text:style-name="P1">rules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2" draw:text-style-name="P1" draw:layer="layout" svg:width="4.184cm" svg:height="2.578cm" svg:x="11.083cm" svg:y="16.283cm">
            <text:p text:style-name="P1">parameters</text:p>
            <text:p text:style-name="P1">statistics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1" draw:text-style-name="P2" draw:layer="layout" svg:width="9.073cm" svg:height="1.87cm" svg:x="3.981cm" svg:y="7.712cm">
            <text:p text:style-name="P1">EventTypesDetectionComponent</text:p>
            <draw:enhanced-geometry svg:viewBox="0 0 21600 21600" draw:type="rectangle" draw:enhanced-path="M 0 0 L 21600 0 21600 21600 0 21600 0 0 Z N"/>
          </draw:custom-shape>
          <draw:custom-shape draw:style-name="gr2" draw:text-style-name="P1" draw:id="id1" draw:layer="layout" svg:width="4.344cm" svg:height="1.84cm" svg:x="6.267cm" svg:y="10.467cm">
            <text:p text:style-name="P1">csv file<text:line-break/>(with events)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1" draw:text-style-name="P2" draw:layer="layout" svg:width="10.008cm" svg:height="1.87cm" svg:x="3.264cm" svg:y="3.03cm">
            <text:p text:style-name="P1">EventsSeparationComponent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5.541cm" svg:height="1.841cm" svg:x="5.704cm" svg:y="5.511cm">
            <text:p text:style-name="P1">log file<text:line-break/>(1 event per line)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1" draw:text-style-name="P2" draw:id="id2" draw:layer="layout" svg:width="8.799cm" svg:height="1.869cm" svg:x="4.177cm" svg:y="20.282cm">
            <text:p text:style-name="P1">kFSAEngine</text:p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8.415cm" svg:y1="12.195cm" svg:x2="8.415cm" svg:y2="13.331cm">
            <text:p text:style-name="P3"/>
          </draw:line>
          <draw:line draw:style-name="gr3" draw:text-style-name="P2" draw:layer="layout" svg:x1="8.391cm" svg:y1="15.24cm" svg:x2="8.391cm" svg:y2="16.218cm">
            <text:p text:style-name="P3"/>
          </draw:line>
          <draw:line draw:style-name="gr3" draw:text-style-name="P2" draw:layer="layout" svg:x1="8.342cm" svg:y1="15.195cm" svg:x2="3.508cm" svg:y2="16.332cm">
            <text:p text:style-name="P3"/>
          </draw:line>
          <draw:line draw:style-name="gr3" draw:text-style-name="P2" draw:layer="layout" svg:x1="8.415cm" svg:y1="15.195cm" svg:x2="13.199cm" svg:y2="16.263cm">
            <text:p text:style-name="P3"/>
          </draw:line>
          <draw:line draw:style-name="gr3" draw:text-style-name="P2" draw:layer="layout" svg:x1="3.458cm" svg:y1="18.786cm" svg:x2="8.097cm" svg:y2="20.218cm">
            <text:p text:style-name="P3"/>
          </draw:line>
          <draw:line draw:style-name="gr3" draw:text-style-name="P2" draw:layer="layout" svg:x1="8.439cm" svg:y1="18.673cm" svg:x2="8.488cm" svg:y2="20.241cm">
            <text:p text:style-name="P3"/>
          </draw:line>
          <draw:connector draw:style-name="gr3" draw:text-style-name="P2" draw:layer="layout" draw:line-skew="-2.905cm" svg:x1="6.267cm" svg:y1="11.386cm" svg:x2="4.177cm" svg:y2="21.216cm" draw:start-shape="id1" draw:start-glue-point="5" draw:end-shape="id2" draw:end-glue-point="3">
            <text:p text:style-name="P3"/>
          </draw:connector>
          <draw:custom-shape draw:style-name="gr2" draw:text-style-name="P1" draw:layer="layout" svg:width="3.027cm" svg:height="1.25cm" svg:x="7.242cm" svg:y="22.942cm">
            <text:p text:style-name="P1">Models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line draw:style-name="gr3" draw:text-style-name="P2" draw:layer="layout" svg:x1="8.683cm" svg:y1="22.173cm" svg:x2="8.683cm" svg:y2="23.014cm">
            <text:p text:style-name="P3"/>
          </draw:line>
          <draw:line draw:style-name="gr3" draw:text-style-name="P2" draw:layer="layout" svg:x1="8.415cm" svg:y1="9.422cm" svg:x2="8.415cm" svg:y2="10.558cm">
            <text:p text:style-name="P3"/>
          </draw:line>
          <draw:line draw:style-name="gr3" draw:text-style-name="P2" draw:layer="layout" svg:x1="8.39cm" svg:y1="7.059cm" svg:x2="8.39cm" svg:y2="8.195cm">
            <text:p text:style-name="P3"/>
          </draw:line>
          <draw:line draw:style-name="gr3" draw:text-style-name="P2" draw:layer="layout" svg:x1="8.366cm" svg:y1="4.718cm" svg:x2="8.366cm" svg:y2="5.854cm">
            <text:p text:style-name="P3"/>
          </draw:line>
          <draw:line draw:style-name="gr3" draw:text-style-name="P2" draw:layer="layout" svg:x1="8.317cm" svg:y1="1.876cm" svg:x2="8.317cm" svg:y2="3.012cm">
            <text:p text:style-name="P3"/>
          </draw:line>
          <draw:custom-shape draw:style-name="gr2" draw:text-style-name="P1" draw:layer="layout" svg:width="5.542cm" svg:height="1.841cm" svg:x="5.361cm" svg:y="0.602cm">
            <text:p text:style-name="P1">log file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2" draw:text-style-name="P1" draw:layer="layout" svg:width="2.812cm" svg:height="2.091cm" svg:x="14.515cm" svg:y="19.831cm">
            <text:p text:style-name="P1">actions</text:p>
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</draw:custom-shape>
          <draw:line draw:style-name="gr4" draw:text-style-name="P2" draw:layer="layout" svg:x1="14.513cm" svg:y1="20.877cm" svg:x2="13.049cm" svg:y2="20.884cm">
            <text:p text:style-name="P3"/>
          </draw:line>
        </draw:g>
      </draw:page>
      <draw:page draw:name="page2" draw:style-name="dp1" draw:master-page-name="Default">
        <office:forms form:automatic-focus="false" form:apply-design-mode="false"/>
        <draw:custom-shape draw:style-name="gr2" draw:text-style-name="P1" draw:layer="layout" svg:width="4.507cm" svg:height="2.579cm" svg:x="11.094cm" svg:y="11.761cm">
          <text:p text:style-name="P1">transformers</text:p>
          <text:p text:style-name="P1">definitions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1" draw:layer="layout" svg:width="4.127cm" svg:height="2.58cm" svg:x="6.71cm" svg:y="11.092cm">
          <text:p text:style-name="P1">preprocessing</text:p>
          <text:p text:style-name="P1">rules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draw:layer="layout" svg:width="9.073cm" svg:height="1.87cm" svg:x="2.677cm" svg:y="7.11cm">
          <text:p text:style-name="P1">EventTypesDetectionComponen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344cm" svg:height="2.526cm" svg:x="1.184cm" svg:y="11.046cm">
          <text:p text:style-name="P1">csv file<text:line-break/>(with events)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draw:layer="layout" svg:width="10.008cm" svg:height="1.87cm" svg:x="1.96cm" svg:y="2.428cm">
          <text:p text:style-name="P1">EventsSeparationComponen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541cm" svg:height="1.841cm" svg:x="4.4cm" svg:y="4.909cm">
          <text:p text:style-name="P1">log file<text:line-break/>(1 event per line)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draw:layer="layout" svg:width="8.799cm" svg:height="1.869cm" svg:x="2.779cm" svg:y="14.955cm">
          <text:p text:style-name="P1">kFSAEngine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3.327cm" svg:y1="10.058cm" svg:x2="9.482cm" svg:y2="10.968cm">
          <text:p text:style-name="P3"/>
        </draw:line>
        <draw:line draw:style-name="gr3" draw:text-style-name="P2" draw:layer="layout" svg:x1="14.004cm" svg:y1="10.407cm" svg:x2="13.862cm" svg:y2="11.824cm">
          <text:p text:style-name="P3"/>
        </draw:line>
        <draw:line draw:style-name="gr3" draw:text-style-name="P2" draw:layer="layout" svg:x1="2.901cm" svg:y1="13.43cm" svg:x2="6.699cm" svg:y2="14.891cm">
          <text:p text:style-name="P3"/>
        </draw:line>
        <draw:line draw:style-name="gr3" draw:text-style-name="P2" draw:layer="layout" svg:x1="7.041cm" svg:y1="13.346cm" svg:x2="7.09cm" svg:y2="14.914cm">
          <text:p text:style-name="P3"/>
        </draw:line>
        <draw:custom-shape draw:style-name="gr2" draw:text-style-name="P1" draw:layer="layout" svg:width="3.027cm" svg:height="1.25cm" svg:x="5.844cm" svg:y="17.615cm">
          <text:p text:style-name="P1">Model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line draw:style-name="gr3" draw:text-style-name="P2" draw:layer="layout" svg:x1="7.285cm" svg:y1="16.846cm" svg:x2="7.285cm" svg:y2="17.687cm">
          <text:p text:style-name="P3"/>
        </draw:line>
        <draw:line draw:style-name="gr3" draw:text-style-name="P2" draw:layer="layout" svg:x1="6.922cm" svg:y1="9.198cm" svg:x2="2.901cm" svg:y2="11.115cm">
          <text:p text:style-name="P3"/>
        </draw:line>
        <draw:line draw:style-name="gr3" draw:text-style-name="P2" draw:layer="layout" svg:x1="7.086cm" svg:y1="6.457cm" svg:x2="7.086cm" svg:y2="7.593cm">
          <text:p text:style-name="P3"/>
        </draw:line>
        <draw:line draw:style-name="gr3" draw:text-style-name="P2" draw:layer="layout" svg:x1="7.062cm" svg:y1="4.116cm" svg:x2="7.062cm" svg:y2="5.252cm">
          <text:p text:style-name="P3"/>
        </draw:line>
        <draw:line draw:style-name="gr3" draw:text-style-name="P2" draw:layer="layout" svg:x1="7.013cm" svg:y1="1.274cm" svg:x2="7.013cm" svg:y2="2.41cm">
          <text:p text:style-name="P3"/>
        </draw:line>
        <draw:custom-shape draw:style-name="gr2" draw:text-style-name="P1" draw:layer="layout" svg:width="5.542cm" svg:height="1.841cm" svg:x="4.057cm" svg:y="0cm">
          <text:p text:style-name="P1">log file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1" draw:layer="layout" svg:width="2.812cm" svg:height="2.091cm" svg:x="13.117cm" svg:y="14.504cm">
          <text:p text:style-name="P1">actions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line draw:style-name="gr4" draw:text-style-name="P2" draw:layer="layout" svg:x1="13.115cm" svg:y1="15.55cm" svg:x2="11.651cm" svg:y2="15.557cm">
          <text:p text:style-name="P3"/>
        </draw:line>
        <draw:frame draw:style-name="gr5" draw:text-style-name="P4" draw:layer="layout" svg:width="7.093cm" svg:height="1.212cm" svg:x="10.687cm" svg:y="9.045cm">
          <draw:text-box>
            <text:p text:style-name="P3"><text:span text:style-name="T1">From Model Inferenc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.031cm" fo:margin-left="0cm" fo:margin-right="0cm" fo:page-width="17.78cm" fo:page-height="25.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Fabrizio Pastore</meta:initial-creator>
    <meta:creation-date>2008-05-08T21:17:56</meta:creation-date>
    <dc:creator>Fabrizio Pastore</dc:creator>
    <dc:date>2008-05-09T16:15:37</dc:date>
    <meta:editing-cycles>13</meta:editing-cycles>
    <meta:editing-duration>PT3H50M16S</meta:editing-duration>
    <meta:user-defined meta:name="Info 1"/>
    <meta:user-defined meta:name="Info 2"/>
    <meta:user-defined meta:name="Info 3"/>
    <meta:user-defined meta:name="Info 4"/>
    <meta:document-statistic meta:object-count="47"/>
  </office:meta>
</office:document-meta>
</file>